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4" style:family="paragraph" style:parent-style-name="Text_20_body">
      <style:paragraph-properties fo:line-height="100%" fo:text-align="justify" style:justify-single-word="false"/>
    </style:style>
    <style:style style:name="P25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font-size="12pt" fo:language="en" fo:country="US" style:text-underline-style="solid" style:text-underline-width="auto" style:text-underline-color="font-color" fo:font-weight="normal" style:font-size-asian="12pt" style:font-weight-asian="normal" style:font-name-complex="Arial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-complex="Ari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complex="Arial"/>
    </style:style>
    <style:style style:name="T14" style:family="text">
      <style:text-properties fo:color="#ffffff" style:text-underline-style="solid" style:text-underline-width="auto" style:text-underline-color="font-color" style:font-name-complex="Arial"/>
    </style:style>
    <style:style style:name="T15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6" style:family="text">
      <style:text-properties fo:color="#000000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style:text-position="super 58%"/>
    </style:style>
    <style:style style:name="T19" style:family="text">
      <style:text-properties style:use-window-font-color="true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anguage="en" fo:country="US" style:font-size-asian="12pt"/>
    </style:style>
    <style:style style:name="T22" style:family="text">
      <style:text-properties fo:font-size="12pt" fo:language="en" fo:country="US" fo:font-weight="normal" style:font-size-asian="12pt" style:font-weight-asian="normal"/>
    </style:style>
    <style:style style:name="T23" style:family="text">
      <style:text-properties fo:font-size="12pt" fo:font-weight="normal" style:font-size-asian="12pt" style:font-weight-asian="normal"/>
    </style:style>
    <style:style style:name="T24" style:family="text">
      <style:text-properties style:text-position="super 65%" fo:font-size="10pt" style:font-size-asian="10pt" style:font-size-complex="10pt"/>
    </style:style>
    <style:style style:name="T25" style:family="text">
      <style:text-properties style:text-position="super 65%" fo:font-size="10pt" fo:language="en" fo:country="US" style:font-size-asian="10pt" style:font-size-complex="10pt"/>
    </style:style>
    <style:style style:name="T26" style:family="text">
      <style:text-properties style:text-position="sub 65%" fo:font-size="10pt" fo:language="en" fo:country="US" style:font-size-asian="10pt" style:font-size-complex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language="en" fo:country="US" style:font-size-asian="10pt" style:font-size-complex="10pt"/>
    </style:style>
    <style:style style:name="T29" style:family="text">
      <style:text-properties fo:color="#ff6600"/>
    </style:style>
    <style:style style:name="T30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452.000</text:span></text:p>
      <text:p text:style-name="P20"><text:span text:style-name="T15">Измери</text:span><text:span text:style-name="T11">принадлежащего </text:span><text:span text:style-name="T14">.</text:span><text:span text:style-name="T13"> <text:s text:c="105"/></text:span><text:span text:style-name="T14">.</text:span></text:p>
      <text:p text:style-name="P23"/>
      <text:p text:style-name="P16">Поверка проводилась на базе УП «АТОМТЕХ», в нормальных климатических условиях при температуре <text:span text:style-name="T9">Т</text:span> = <text:span text:style-name="T12"><text:s/>22.5</text:span><text:span text:style-name="T10"> </text:span><text:s/>°<text:span text:style-name="T9">С</text:span>, атмосферном давлении <text:span text:style-name="T9">Р</text:span> = <text:span text:style-name="T12"><text:s text:c="5"/></text:span><text:s/>мм.рт.ст, относительной влажности воздуха <text:span text:style-name="T9">р</text:span> = <text:span text:style-name="T12"><text:s/>67.2</text:span><text:span text:style-name="T10"> </text:span><text:s/>%, внешнем фоне γ-излучения <text:span text:style-name="T7">H</text:span>*(10) = <text:span text:style-name="T12"><text:s/>94.3</text:span><text:span text:style-name="T10"> </text:span><text:s/>мкЗв/ч, <text:s/>согласно методике, изложенной в <text:span text:style-name="T19">МП. </text:span><text:span text:style-name="T29">МН-</text:span><text:span text:style-name="T30">854</text:span><text:span text:style-name="T29">-200</text:span><text:span text:style-name="T30">0</text:span></text:p>
      <text:p text:style-name="P21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7">- <text:span text:style-name="T16">эталонный источник гамма-излучения типа ОСГИ </text:span><text:span text:style-name="T18">137</text:span><text:span text:style-name="T17">Cs</text:span><text:span text:style-name="T16"> активностью </text:span><text:span text:style-name="T17">84.87</text:span><text:span text:style-name="T16"> кБк зав. №516</text:span><text:span text:style-name="T17">;</text:span></text:p>
      <text:p text:style-name="P19"/>
      <text:p text:style-name="P22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5">- контроль работоспособности<text:tab/></text:p>
      <text:p text:style-name="P18"><text:span text:style-name="T8">б</text:span>)<text:tab/><text:span text:style-name="Основной_20_шрифт_20_абзаца"><text:span text:style-name="T20">Определение чувствительности прибора с </text:span></text:span><text:span text:style-name="Основной_20_шрифт_20_абзаца"><text:span text:style-name="T21">$type</text:span></text:span><text:span text:style-name="Основной_20_шрифт_20_абзаца"><text:span text:style-name="T20"> в корпусе герметичного контейнера с защитным экраном</text:span></text:span></text:p>
      <text:p text:style-name="P24"><text:span text:style-name="Основной_20_шрифт_20_абзаца"><text:span text:style-name="T23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19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06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1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1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106.1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1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1.1">
          <table:table-cell table:style-name="t1.A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table-cell table:style-name="t1.B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300</text:p>
          </table:table-cell>
          <table:table-cell table:style-name="t1.B4" table:number-rows-spanned="5" office:value-type="string">
            <text:p text:style-name="P26">300.0</text:p>
          </table:table-cell>
          <table:table-cell table:style-name="t1.C4" office:value-type="string">
            <text:p text:style-name="P10">9000</text:p>
          </table:table-cell>
          <table:table-cell table:style-name="t1.B4" table:number-rows-spanned="5" office:value-type="string">
            <text:p text:style-name="P12">9000.0</text:p>
          </table:table-cell>
          <table:table-cell table:style-name="t1.B4" table:number-rows-spanned="5" office:value-type="string">
            <text:p text:style-name="P9">84.87</text:p>
          </table:table-cell>
          <table:table-cell table:style-name="t1.B4" table:number-rows-spanned="5" office:value-type="string">
            <text:p text:style-name="P9">102.51</text:p>
          </table:table-cell>
          <table:table-cell table:style-name="t1.B4" table:number-rows-spanned="5" office:value-type="string">
            <text:p text:style-name="P9">3.59</text:p>
          </table:table-cell>
          <table:table-cell table:style-name="t1.H4" table:number-rows-spanned="5" office:value-type="string">
            <text:p text:style-name="P28">± 11</text:p>
          </table:table-cell>
        </table:table-row>
        <table:table-row table:style-name="t1.1">
          <table:table-cell table:style-name="t1.A4" office:value-type="string">
            <text:p text:style-name="P10">300</text:p>
          </table:table-cell>
          <table:covered-table-cell/>
          <table:table-cell table:style-name="t1.C4" office:value-type="string">
            <text:p text:style-name="P10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300</text:p>
          </table:table-cell>
          <table:covered-table-cell/>
          <table:table-cell table:style-name="t1.C4" office:value-type="string">
            <text:p text:style-name="P10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300</text:p>
          </table:table-cell>
          <table:covered-table-cell/>
          <table:table-cell table:style-name="t1.C4" office:value-type="string">
            <text:p text:style-name="P10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300</text:p>
          </table:table-cell>
          <table:covered-table-cell/>
          <table:table-cell table:style-name="t1.C8" office:value-type="string">
            <text:p text:style-name="P10">9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ext:soft-page-break/>
        <table:table-row table:style-name="t2.1">
          <table:table-cell table:style-name="t2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19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07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2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2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106.1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2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2.1">
          <table:table-cell table:style-name="t2.A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table-cell table:style-name="t2.B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300</text:p>
          </table:table-cell>
          <table:table-cell table:style-name="t2.B4" table:number-rows-spanned="5" office:value-type="string">
            <text:p text:style-name="P26">300.0</text:p>
          </table:table-cell>
          <table:table-cell table:style-name="t2.C4" office:value-type="string">
            <text:p text:style-name="P10">9000</text:p>
          </table:table-cell>
          <table:table-cell table:style-name="t2.B4" table:number-rows-spanned="5" office:value-type="string">
            <text:p text:style-name="P12">9000.0</text:p>
          </table:table-cell>
          <table:table-cell table:style-name="t2.B4" table:number-rows-spanned="5" office:value-type="string">
            <text:p text:style-name="P9">84.87</text:p>
          </table:table-cell>
          <table:table-cell table:style-name="t2.B4" table:number-rows-spanned="5" office:value-type="string">
            <text:p text:style-name="P9">102.51</text:p>
          </table:table-cell>
          <table:table-cell table:style-name="t2.B4" table:number-rows-spanned="5" office:value-type="string">
            <text:p text:style-name="P9">3.59</text:p>
          </table:table-cell>
          <table:table-cell table:style-name="t2.H4" table:number-rows-spanned="5" office:value-type="string">
            <text:p text:style-name="P28">± 11</text:p>
          </table:table-cell>
        </table:table-row>
        <table:table-row table:style-name="t2.1">
          <table:table-cell table:style-name="t2.A4" office:value-type="string">
            <text:p text:style-name="P10">300</text:p>
          </table:table-cell>
          <table:covered-table-cell/>
          <table:table-cell table:style-name="t2.C4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300</text:p>
          </table:table-cell>
          <table:covered-table-cell/>
          <table:table-cell table:style-name="t2.C4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1">300</text:p>
          </table:table-cell>
          <table:covered-table-cell/>
          <table:table-cell table:style-name="t2.C4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300</text:p>
          </table:table-cell>
          <table:covered-table-cell/>
          <table:table-cell table:style-name="t2.C8" office:value-type="string">
            <text:p text:style-name="P10">9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row table:style-name="t3.1">
          <table:table-cell table:style-name="t3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19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08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3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3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106.1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3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3.1">
          <table:table-cell table:style-name="t3.A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table-cell table:style-name="t3.B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300</text:p>
          </table:table-cell>
          <table:table-cell table:style-name="t3.B4" table:number-rows-spanned="5" office:value-type="string">
            <text:p text:style-name="P26">300.0</text:p>
          </table:table-cell>
          <table:table-cell table:style-name="t3.C4" office:value-type="string">
            <text:p text:style-name="P10"><text:span text:style-name="T5">9000</text:span></text:p>
          </table:table-cell>
          <table:table-cell table:style-name="t3.B4" table:number-rows-spanned="5" office:value-type="string">
            <text:p text:style-name="P12">9000.0</text:p>
          </table:table-cell>
          <table:table-cell table:style-name="t3.B4" table:number-rows-spanned="5" office:value-type="string">
            <text:p text:style-name="P9">84.87</text:p>
          </table:table-cell>
          <table:table-cell table:style-name="t3.B4" table:number-rows-spanned="5" office:value-type="string">
            <text:p text:style-name="P9">102.51</text:p>
          </table:table-cell>
          <table:table-cell table:style-name="t3.B4" table:number-rows-spanned="5" office:value-type="string">
            <text:p text:style-name="P9">3.59</text:p>
          </table:table-cell>
          <table:table-cell table:style-name="t3.H4" table:number-rows-spanned="5" office:value-type="string">
            <text:p text:style-name="P28">± 11</text:p>
          </table:table-cell>
        </table:table-row>
        <table:table-row table:style-name="t3.1">
          <table:table-cell table:style-name="t3.A4" office:value-type="string">
            <text:p text:style-name="P11">300</text:p>
          </table:table-cell>
          <table:covered-table-cell/>
          <table:table-cell table:style-name="t3.C4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300</text:p>
          </table:table-cell>
          <table:covered-table-cell/>
          <table:table-cell table:style-name="t3.C4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1">300</text:p>
          </table:table-cell>
          <table:covered-table-cell/>
          <table:table-cell table:style-name="t3.C4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1">300</text:p>
          </table:table-cell>
          <table:covered-table-cell/>
          <table:table-cell table:style-name="t3.C8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19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0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4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4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106.1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4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4.1">
          <table:table-cell table:style-name="t4.A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table-cell table:style-name="t4.B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300</text:p>
          </table:table-cell>
          <table:table-cell table:style-name="t4.B4" table:number-rows-spanned="5" office:value-type="string">
            <text:p text:style-name="P26">300.0</text:p>
          </table:table-cell>
          <table:table-cell table:style-name="t4.C4" office:value-type="string">
            <text:p text:style-name="P10">9000</text:p>
          </table:table-cell>
          <table:table-cell table:style-name="t4.B4" table:number-rows-spanned="5" office:value-type="string">
            <text:p text:style-name="P12">9000.0</text:p>
          </table:table-cell>
          <table:table-cell table:style-name="t4.B4" table:number-rows-spanned="5" office:value-type="string">
            <text:p text:style-name="P9">84.87</text:p>
          </table:table-cell>
          <table:table-cell table:style-name="t4.B4" table:number-rows-spanned="5" office:value-type="string">
            <text:p text:style-name="P9">102.51</text:p>
          </table:table-cell>
          <table:table-cell table:style-name="t4.B4" table:number-rows-spanned="5" office:value-type="string">
            <text:p text:style-name="P9">3.59</text:p>
          </table:table-cell>
          <table:table-cell table:style-name="t4.H4" table:number-rows-spanned="5" office:value-type="string">
            <text:p text:style-name="P28">± 11</text:p>
          </table:table-cell>
        </table:table-row>
        <table:table-row table:style-name="t4.1">
          <table:table-cell table:style-name="t4.A4" office:value-type="string">
            <text:p text:style-name="P11">300</text:p>
          </table:table-cell>
          <table:covered-table-cell/>
          <table:table-cell table:style-name="t4.C4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300</text:p>
          </table:table-cell>
          <table:covered-table-cell/>
          <table:table-cell table:style-name="t4.C4" office:value-type="string">
            <text:p text:style-name="P10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300</text:p>
          </table:table-cell>
          <table:covered-table-cell/>
          <table:table-cell table:style-name="t4.C4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1">300</text:p>
          </table:table-cell>
          <table:covered-table-cell/>
          <table:table-cell table:style-name="t4.C8" office:value-type="string">
            <text:p text:style-name="P11">9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8T09:41:01.18</dc:date>
    <meta:editing-duration>P3DT2H13M52S</meta:editing-duration>
    <meta:editing-cycles>306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95" meta:character-count="2952"/>
  </office:meta>
</office:document-meta>
</file>